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Atom key binding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hift-ctrl-p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>
            <text:p>Continue</text:p>
          </table:table-cell>
          <table:table-cell/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Config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Community Packages</text:p>
          </table:table-cell>
          <table:table-cell table:style-name="ce1" office:value-type="string" calcext:value-type="string">
            <text:p>user01-g3vb</text:p>
          </table:table-cell>
          <table:table-cell table:style-name="ce1" office:value-type="string" calcext:value-type="string">
            <text:p>karl-g3</text:p>
          </table:table-cell>
          <table:table-cell table:style-name="ce1" office:value-type="string" calcext:value-type="string">
            <text:p>Fi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trl-alt-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tom-beautif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~/.jsbeautifyr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</text:p>
          </table:table-cell>
          <table:table-cell office:value-type="string" calcext:value-type="string">
            <text:p>browser-plu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git-time-machin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language-babe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linte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linter-csslin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linter-htmlhint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meld-diff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open-in-brows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o</text:p>
          </table:table-cell>
          <table:table-cell office:value-type="string" calcext:value-type="string">
            <text:p>source-preview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trl-alt-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lit-diff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 calcext:value-type="string">
            <text:p>Core Packag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rchive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atom-ap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cs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ht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plu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snippet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flo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sav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ckground-tip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ookmark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racket-match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ommand-palle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eprecation-co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ev-live-reloa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ncoding-select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xception-reporting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ind-and-replac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uzzy-find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it-diff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o-to-lin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mmer-select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mage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mncompatible-package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keybinding-resolv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lojur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offee-scrip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shar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s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gfm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gi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g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ht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hyperlink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jav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javascrip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js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les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mak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mustach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objective-c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per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ph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property-lis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pyth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ruby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ruby-on-rail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sas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shellscrip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sourc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sq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tex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tod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to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x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ya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ine-ending-select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arkdown-pre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etric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notification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pen-on-github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ackage-generat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ettings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nippet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pell-check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tatus-ba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tyleguid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ymbols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ab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imeco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ree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pdate-package-dependencie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elcom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hitespac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rap-guid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H8:Sheet1.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06:09:10.923766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5:43:54.754092095</meta:creation-date>
    <dc:date>2016-09-10T06:39:49.860628329</dc:date>
    <meta:editing-duration>PT53M8S</meta:editing-duration>
    <meta:editing-cycles>18</meta:editing-cycles>
    <meta:generator>LibreOffice/5.1.4.2$Linux_X86_64 LibreOffice_project/10m0$Build-2</meta:generator>
    <meta:document-statistic meta:table-count="1" meta:cell-count="279" meta:object-count="0"/>
  </office:meta>
</office:document-meta>
</file>